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8.00pt" fo:font-weight="normal" fo:font-family="'Franklin Gothic Medium'" style:font-family-asian="'Franklin Gothic Medium'" style:font-family-complex="'Franklin Gothic Medium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 fo:font-style="italic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6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7" style:family="paragraph">
      <style:paragraph-properties fo:line-height="100.00%" fo:text-align="left" fo:margin-top="3.00pt" fo:margin-bottom="3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 fo:margin-top="3.00pt" fo:margin-bottom="3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13" style:family="paragraph">
      <style:paragraph-properties fo:line-height="100.00%" fo:text-align="left" fo:margin-top="3.00pt" fo:margin-bottom="3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16" style:family="paragraph">
      <style:paragraph-properties fo:line-height="100.00%" fo:text-align="left" fo:margin-top="3.00pt" fo:margin-bottom="3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19" style:family="paragraph">
      <style:paragraph-properties fo:line-height="100.00%" fo:text-align="left" fo:margin-top="3.00pt" fo:margin-bottom="3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22" style:family="paragraph">
      <style:paragraph-properties fo:line-height="100.00%" fo:text-align="left" fo:margin-top="3.00pt" fo:margin-bottom="3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25" style:family="paragraph">
      <style:paragraph-properties fo:line-height="100.00%" fo:text-align="left" fo:margin-top="3.00pt" fo:margin-bottom="3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28" style:family="paragraph">
      <style:paragraph-properties fo:line-height="100.00%" fo:text-align="left" fo:margin-top="3.00pt" fo:margin-bottom="3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31" style:family="paragraph">
      <style:paragraph-properties fo:line-height="100.00%" fo:text-align="left" fo:margin-top="3.00pt" fo:margin-bottom="3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89.25pt"/>
          <style:tab-stop style:position="26311.80pt"/>
        </style:tab-stops>
      </style:paragraph-properties>
    </style:style>
    <style:style style:name="P34" style:family="paragraph">
      <style:paragraph-properties fo:line-height="100.00%" fo:text-align="left" fo:margin-left="5.40pt" fo:text-indent="-5.40pt">
        <style:tab-stops>
          <style:tab-stop style:position="211.65pt"/>
          <style:tab-stop style:position="26311.80pt"/>
        </style:tab-stops>
      </style:paragraph-properties>
    </style:style>
    <style:style style:name="P35" style:family="paragraph">
      <style:paragraph-properties fo:line-height="100.00%" fo:text-align="left" fo:margin-top="3.00pt" fo:margin-bottom="3.00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211.65pt"/>
          <style:tab-stop style:position="26311.80pt"/>
        </style:tab-stops>
      </style:paragraph-properties>
    </style:style>
    <style:style style:name="P38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41" style:family="paragraph">
      <style:paragraph-properties fo:line-height="100.00%" fo:text-align="left" fo:margin-left="5.40pt" fo:text-indent="-5.40pt">
        <style:tab-stops>
          <style:tab-stop style:position="175.10pt"/>
          <style:tab-stop style:position="26311.80pt"/>
        </style:tab-stops>
      </style:paragraph-properties>
    </style:style>
    <style:style style:name="P42" style:family="paragraph">
      <style:paragraph-properties fo:line-height="100.00%" fo:text-align="left" fo:margin-top="3.00pt" fo:margin-bottom="3.00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175.10pt"/>
          <style:tab-stop style:position="26311.80pt"/>
        </style:tab-stops>
      </style:paragraph-properties>
    </style:style>
    <style:style style:name="P45" style:family="paragraph">
      <style:paragraph-properties fo:line-height="100.00%" fo:text-align="left" fo:margin-top="3.00pt" fo:margin-bottom="3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175.10pt"/>
          <style:tab-stop style:position="26311.80pt"/>
        </style:tab-stops>
      </style:paragraph-properties>
    </style:style>
    <style:style style:name="P48" style:family="paragraph">
      <style:paragraph-properties fo:line-height="100.00%" fo:text-align="left" fo:margin-left="5.40pt" fo:text-indent="-5.40pt">
        <style:tab-stops>
          <style:tab-stop style:position="175.10pt"/>
          <style:tab-stop style:position="26311.80pt"/>
          <style:tab-stop style:position="1685.85pt"/>
          <style:tab-stop style:position="1620.20pt"/>
        </style:tab-stops>
      </style:paragraph-properties>
    </style:style>
    <style:style style:name="P49" style:family="paragraph">
      <style:paragraph-properties fo:line-height="100.00%" fo:text-align="left" fo:margin-top="3.00pt" fo:margin-bottom="3.00p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175.10pt"/>
          <style:tab-stop style:position="26311.80pt"/>
          <style:tab-stop style:position="1685.85pt"/>
          <style:tab-stop style:position="1620.20pt"/>
        </style:tab-stops>
      </style:paragraph-properties>
    </style:style>
    <style:style style:name="P52" style:family="paragraph">
      <style:paragraph-properties fo:line-height="100.00%" fo:text-align="left" fo:margin-left="5.40pt" fo:text-indent="-5.40pt">
        <style:tab-stops>
          <style:tab-stop style:position="175.10pt"/>
          <style:tab-stop style:position="26311.80pt"/>
          <style:tab-stop style:position="1685.85pt"/>
          <style:tab-stop style:position="1620.20pt"/>
        </style:tab-stops>
      </style:paragraph-properties>
    </style:style>
    <style:style style:name="P53" style:family="paragraph">
      <style:paragraph-properties fo:line-height="100.00%" fo:text-align="left" fo:margin-bottom="10.00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175.10pt"/>
          <style:tab-stop style:position="26311.80pt"/>
          <style:tab-stop style:position="1685.85pt"/>
          <style:tab-stop style:position="1620.20pt"/>
        </style:tab-stops>
      </style:paragraph-properties>
    </style:style>
    <style:style style:name="P56" style:family="paragraph">
      <style:paragraph-properties fo:line-height="100.00%" fo:text-align="left" fo:margin-left="5.40pt" fo:text-indent="-5.40pt">
        <style:tab-stops>
          <style:tab-stop style:position="202.00pt"/>
          <style:tab-stop style:position="26311.80pt"/>
        </style:tab-stops>
      </style:paragraph-properties>
    </style:style>
    <style:style style:name="P57" style:family="paragraph">
      <style:paragraph-properties fo:line-height="100.00%" fo:text-align="left" fo:margin-top="3.00pt" fo:margin-bottom="3.00p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202.00pt"/>
          <style:tab-stop style:position="26311.80pt"/>
        </style:tab-stops>
      </style:paragraph-properties>
    </style:style>
    <style:style style:name="P59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60" style:family="paragraph">
      <style:paragraph-properties fo:line-height="100.00%" fo:text-align="left" fo:margin-top="3.0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65" style:family="paragraph">
      <style:paragraph-properties fo:line-height="100.00%" fo:text-align="left" fo:margin-top="3.00pt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top="3.00pt"/>
    </style:style>
    <style:style style:name="P68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69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70" style:family="paragraph">
      <style:paragraph-properties fo:line-height="100.00%" fo:text-align="left" fo:margin-top="3.00pt" fo:margin-bottom="3.00pt"/>
    </style:style>
    <style:style style:name="P71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72" style:family="paragraph">
      <style:paragraph-properties fo:line-height="100.00%" fo:text-align="left" fo:margin-left="5.40pt" fo:text-indent="-5.40pt">
        <style:tab-stops>
          <style:tab-stop style:position="159.15pt"/>
          <style:tab-stop style:position="26311.80pt"/>
          <style:tab-stop style:position="1685.85pt"/>
        </style:tab-stops>
      </style:paragraph-properties>
    </style:style>
    <style:style style:name="P73" style:family="paragraph">
      <style:paragraph-properties fo:line-height="100.00%" fo:text-align="left" fo:margin-top="3.00pt" fo:margin-bottom="3.00p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159.15pt"/>
          <style:tab-stop style:position="26311.80pt"/>
          <style:tab-stop style:position="1685.85pt"/>
        </style:tab-stops>
      </style:paragraph-properties>
    </style:style>
    <style:style style:name="P75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76" style:family="paragraph">
      <style:paragraph-properties fo:line-height="100.00%" fo:text-align="left" fo:margin-top="3.00pt" fo:margin-bottom="3.00pt"/>
    </style:style>
    <style:style style:name="P77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80" style:family="paragraph">
      <style:paragraph-properties fo:line-height="100.00%" fo:text-align="center"/>
    </style:style>
    <style:style style:name="P81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82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85" style:family="paragraph">
      <style:paragraph-properties fo:line-height="100.00%" fo:text-align="left" fo:margin-left="5.40pt" fo:text-indent="-5.40pt">
        <style:tab-stops>
          <style:tab-stop style:position="241.80pt"/>
          <style:tab-stop style:position="26311.80pt"/>
        </style:tab-stops>
      </style:paragraph-properties>
    </style:style>
    <style:style style:name="P86" style:family="paragraph">
      <style:paragraph-properties fo:line-height="100.00%" fo:text-align="center" fo:margin-top="3.00pt" fo:margin-bottom="3.00pt"/>
    </style:style>
    <style:style style:name="P87" style:family="paragraph">
      <style:paragraph-properties fo:line-height="100.00%" fo:text-align="left" fo:margin-left="5.40pt" fo:text-indent="-5.40pt">
        <style:tab-stops>
          <style:tab-stop style:position="241.80pt"/>
          <style:tab-stop style:position="26311.80pt"/>
        </style:tab-stops>
      </style:paragraph-properties>
    </style:style>
    <style:style style:name="P88" style:family="paragraph">
      <style:paragraph-properties fo:line-height="100.00%" fo:text-align="left" fo:margin-left="5.40pt" fo:text-indent="-5.40pt">
        <style:tab-stops>
          <style:tab-stop style:position="49.45pt"/>
          <style:tab-stop style:position="26311.80pt"/>
          <style:tab-stop style:position="1685.85pt"/>
          <style:tab-stop style:position="1620.20pt"/>
        </style:tab-stops>
      </style:paragraph-properties>
    </style:style>
    <style:style style:name="P89" style:family="paragraph">
      <style:paragraph-properties fo:line-height="100.00%" fo:text-align="left" fo:margin-top="3.00pt" fo:margin-bottom="3.00pt"/>
    </style:style>
    <style:style style:name="P90" style:family="paragraph">
      <style:paragraph-properties fo:line-height="100.00%" fo:text-align="left" fo:margin-left="5.40pt" fo:text-indent="-5.40pt">
        <style:tab-stops>
          <style:tab-stop style:position="49.45pt"/>
          <style:tab-stop style:position="26311.80pt"/>
          <style:tab-stop style:position="1685.85pt"/>
          <style:tab-stop style:position="1620.20pt"/>
        </style:tab-stops>
      </style:paragraph-properties>
    </style:style>
    <style:style style:name="P91" style:family="paragraph">
      <style:paragraph-properties fo:line-height="100.00%" fo:text-align="left" fo:margin-top="3.00pt" fo:margin-bottom="3.00pt"/>
    </style:style>
    <style:style style:name="P92" style:family="paragraph">
      <style:paragraph-properties fo:line-height="100.00%" fo:text-align="left" fo:margin-top="3.00pt" fo:margin-bottom="3.00pt"/>
    </style:style>
    <style:style style:name="P93" style:family="paragraph">
      <style:paragraph-properties fo:line-height="100.00%" fo:text-align="left" fo:margin-top="3.00pt" fo:margin-bottom="3.00pt"/>
    </style:style>
    <style:style style:name="P94" style:family="paragraph">
      <style:paragraph-properties fo:line-height="100.00%" fo:text-align="left" fo:margin-left="5.40pt" fo:text-indent="-5.40pt">
        <style:tab-stops>
          <style:tab-stop style:position="49.45pt"/>
          <style:tab-stop style:position="26311.80pt"/>
          <style:tab-stop style:position="1685.85pt"/>
          <style:tab-stop style:position="1620.20pt"/>
        </style:tab-stops>
      </style:paragraph-properties>
    </style:style>
    <style:style style:name="P95" style:family="paragraph">
      <style:paragraph-properties fo:line-height="100.00%" fo:text-align="left" fo:margin-top="3.00pt" fo:margin-bottom="3.00pt"/>
    </style:style>
    <style:style style:name="P96" style:family="paragraph">
      <style:paragraph-properties fo:line-height="100.00%" fo:text-align="left" fo:margin-left="5.40pt" fo:text-indent="-5.40pt">
        <style:tab-stops>
          <style:tab-stop style:position="49.45pt"/>
          <style:tab-stop style:position="26311.80pt"/>
          <style:tab-stop style:position="1685.85pt"/>
          <style:tab-stop style:position="1620.20pt"/>
        </style:tab-stops>
      </style:paragraph-properties>
    </style:style>
    <style:style style:name="P97" style:family="paragraph">
      <style:paragraph-properties fo:line-height="100.00%" fo:text-align="left" fo:margin-left="5.40pt" fo:text-indent="-5.40pt">
        <style:tab-stops>
          <style:tab-stop style:position="241.80pt"/>
          <style:tab-stop style:position="26311.80pt"/>
        </style:tab-stops>
      </style:paragraph-properties>
    </style:style>
    <style:style style:name="P98" style:family="paragraph">
      <style:paragraph-properties fo:line-height="100.00%" fo:text-align="left" fo:margin-top="3.00pt" fo:margin-bottom="3.00pt"/>
    </style:style>
    <style:style style:name="P99" style:family="paragraph">
      <style:paragraph-properties fo:line-height="100.00%" fo:text-align="left" fo:margin-left="5.40pt" fo:text-indent="-5.40pt">
        <style:tab-stops>
          <style:tab-stop style:position="241.80pt"/>
          <style:tab-stop style:position="26311.80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5.40pt" fo:text-indent="-5.40pt">
        <style:tab-stops>
          <style:tab-stop style:position="378.05pt"/>
          <style:tab-stop style:position="26311.80pt"/>
        </style:tab-stops>
      </style:paragraph-properties>
    </style:style>
    <style:style style:name="P102" style:family="paragraph">
      <style:paragraph-properties fo:line-height="100.00%" fo:text-align="left" fo:margin-top="3.00pt" fo:margin-bottom="3.00pt"/>
    </style:style>
    <style:style style:name="P103" style:family="paragraph">
      <style:paragraph-properties fo:line-height="100.00%" fo:text-align="left" fo:margin-left="5.40pt" fo:text-indent="-5.40pt">
        <style:tab-stops>
          <style:tab-stop style:position="378.05pt"/>
          <style:tab-stop style:position="26311.80pt"/>
        </style:tab-stops>
      </style:paragraph-properties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05" style:family="paragraph">
      <style:paragraph-properties fo:line-height="100.00%" fo:text-align="left" fo:margin-top="3.00pt" fo:margin-bottom="3.00pt"/>
    </style:style>
    <style:style style:name="P106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07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08" style:family="paragraph">
      <style:paragraph-properties fo:line-height="100.00%" fo:text-align="left" fo:margin-top="3.00pt" fo:margin-bottom="3.00pt"/>
    </style:style>
    <style:style style:name="P109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12" style:family="paragraph">
      <style:paragraph-properties fo:line-height="100.00%" fo:text-align="center"/>
    </style:style>
    <style:style style:name="P113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14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15" style:family="paragraph">
      <style:paragraph-properties fo:line-height="100.00%" fo:text-align="left" fo:margin-top="3.00pt" fo:margin-bottom="3.00pt"/>
    </style:style>
    <style:style style:name="P116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17" style:family="paragraph">
      <style:paragraph-properties fo:line-height="100.00%" fo:text-align="left" fo:margin-left="5.40pt" fo:text-indent="-5.40pt">
        <style:tab-stops>
          <style:tab-stop style:position="316.45pt"/>
          <style:tab-stop style:position="26311.80pt"/>
        </style:tab-stops>
      </style:paragraph-properties>
    </style:style>
    <style:style style:name="P118" style:family="paragraph">
      <style:paragraph-properties fo:line-height="100.00%" fo:text-align="left" fo:margin-top="3.00pt" fo:margin-bottom="3.00pt"/>
    </style:style>
    <style:style style:name="P119" style:family="paragraph">
      <style:paragraph-properties fo:line-height="100.00%" fo:text-align="left" fo:margin-left="5.40pt" fo:text-indent="-5.40pt">
        <style:tab-stops>
          <style:tab-stop style:position="316.45pt"/>
          <style:tab-stop style:position="26311.80pt"/>
        </style:tab-stops>
      </style:paragraph-properties>
    </style:style>
    <style:style style:name="P120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21" style:family="paragraph">
      <style:paragraph-properties fo:line-height="100.00%" fo:text-align="left" fo:margin-top="2.00pt" fo:margin-bottom="2.00pt"/>
    </style:style>
    <style:style style:name="P122" style:family="paragraph">
      <style:paragraph-properties fo:line-height="100.00%" fo:text-align="left" fo:margin-top="12.00pt" fo:margin-bottom="2.00pt"/>
    </style:style>
    <style:style style:name="P123" style:family="paragraph">
      <style:paragraph-properties fo:line-height="100.00%" fo:text-align="left" fo:margin-top="2.00pt" fo:margin-bottom="2.00pt"/>
    </style:style>
    <style:style style:name="P124" style:family="paragraph">
      <style:paragraph-properties fo:line-height="100.00%" fo:text-align="left" fo:margin-top="2.00pt"/>
    </style:style>
    <style:style style:name="P125" style:family="paragraph">
      <style:paragraph-properties fo:line-height="100.00%" fo:text-align="left" fo:margin-left="5.40pt" fo:text-indent="-5.40pt">
        <style:tab-stops>
          <style:tab-stop style:position="489.10pt"/>
        </style:tab-stops>
      </style:paragraph-properties>
    </style:style>
    <style:style style:name="P126" style:family="paragraph">
      <style:paragraph-properties fo:line-height="100.00%" fo:text-align="left"/>
    </style:style>
    <style:style style:name="TableColumn0100" style:family="table-column">
      <style:table-column-properties style:column-width="1.314583in"/>
    </style:style>
    <style:style style:name="TableColumn0101" style:family="table-column">
      <style:table-column-properties style:column-width="1.192361in"/>
    </style:style>
    <style:style style:name="TableColumn0102" style:family="table-column">
      <style:table-column-properties style:column-width="0.373611in"/>
    </style:style>
    <style:style style:name="TableColumn0103" style:family="table-column">
      <style:table-column-properties style:column-width="0.134028in"/>
    </style:style>
    <style:style style:name="TableColumn0104" style:family="table-column">
      <style:table-column-properties style:column-width="0.953472in"/>
    </style:style>
    <style:style style:name="TableColumn0105" style:family="table-column">
      <style:table-column-properties style:column-width="1.450000in"/>
    </style:style>
    <style:style style:name="TableColumn0106" style:family="table-column">
      <style:table-column-properties style:column-width="1.450000in"/>
    </style:style>
    <style:style style:name="Table01" style:family="table">
      <style:table-properties style:width="6.868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99cc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8" style:family="table-row">
      <style:table-row-properties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0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1" style:family="table-row">
      <style:table-row-properties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99ccff"/>
    </style:style>
    <style:style style:name="TableCell011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2" style:family="table-row">
      <style:table-row-properties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3" style:family="table-row">
      <style:table-row-properties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4" style:family="table-row">
      <style:table-row-properties style:min-row-height="0.234722in"/>
    </style:style>
    <style:style style:name="TableCell011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4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15" style:family="table-row">
      <style:table-row-properties style:min-row-height="0.234028in"/>
    </style:style>
    <style:style style:name="TableCell011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5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16" style:family="table-row">
      <style:table-row-properties/>
    </style:style>
    <style:style style:name="TableCell011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6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6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6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6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7" style:family="table-row">
      <style:table-row-properties/>
    </style:style>
    <style:style style:name="TableCell011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7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7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7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7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7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2.285417in"/>
    </style:style>
    <style:style style:name="TableColumn0201" style:family="table-column">
      <style:table-column-properties style:column-width="2.296528in"/>
    </style:style>
    <style:style style:name="TableColumn0202" style:family="table-column">
      <style:table-column-properties style:column-width="2.286111in"/>
    </style:style>
    <style:style style:name="Table02" style:family="table">
      <style:table-properties style:width="6.868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300" style:family="table-column">
      <style:table-column-properties style:column-width="0.761806in"/>
    </style:style>
    <style:style style:name="TableColumn0301" style:family="table-column">
      <style:table-column-properties style:column-width="2.671528in"/>
    </style:style>
    <style:style style:name="TableColumn0302" style:family="table-column">
      <style:table-column-properties style:column-width="0.761806in"/>
    </style:style>
    <style:style style:name="TableColumn0303" style:family="table-column">
      <style:table-column-properties style:column-width="2.672917in"/>
    </style:style>
    <style:style style:name="Table03" style:family="table">
      <style:table-properties style:width="6.868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99cc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302" style:family="table-row">
      <style:table-row-properties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99ccff"/>
    </style:style>
    <style:style style:name="TableCell03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99ccff"/>
    </style:style>
    <style:style style:name="TableCell03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303" style:family="table-row">
      <style:table-row-properties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304" style:family="table-row">
      <style:table-row-properties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305" style:family="table-row">
      <style:table-row-properties/>
    </style:style>
    <style:style style:name="TableCell03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306" style:family="table-row">
      <style:table-row-properties/>
    </style:style>
    <style:style style:name="TableCell03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400" style:family="table-column">
      <style:table-column-properties style:column-width="5.325694in"/>
    </style:style>
    <style:style style:name="TableColumn0401" style:family="table-column">
      <style:table-column-properties style:column-width="1.531944in"/>
    </style:style>
    <style:style style:name="TableColumn0402" style:family="table-column">
      <style:table-column-properties style:column-width="0.010417in"/>
    </style:style>
    <style:style style:name="Table04" style:family="table">
      <style:table-properties style:width="6.868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4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401" style:family="table-row">
      <style:table-row-properties style:min-row-height="0.306250in"/>
    </style:style>
    <style:style style:name="TableCell04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4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4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402" style:family="table-row">
      <style:table-row-properties/>
    </style:style>
    <style:style style:name="TableCell04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4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4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500" style:family="table-column">
      <style:table-column-properties style:column-width="4.470139in"/>
    </style:style>
    <style:style style:name="TableColumn0501" style:family="table-column">
      <style:table-column-properties style:column-width="2.397917in"/>
    </style:style>
    <style:style style:name="Table05" style:family="table">
      <style:table-properties style:width="6.86805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99ccff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501" style:family="table-row">
      <style:table-row-properties/>
    </style:style>
    <style:style style:name="TableCell05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5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502" style:family="table-row">
      <style:table-row-properties/>
    </style:style>
    <style:style style:name="TableCell05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5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503" style:family="table-row">
      <style:table-row-properties/>
    </style:style>
    <style:style style:name="TableCell05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5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ext:p text:style-name="P1"><draw:frame text:anchor-type="as-char" svg:width="50.19mm" svg:height="19.30mm" style:rel-width="scale" style:rel-height="scale"><draw:object-ole xlink:href="OleObj1"/><draw:image xlink:href="ObjectReplacements/OleObj1"/></draw:frame><text:span text:style-name="T2"/></text:p>
      <text:p text:style-name="P2"><text:span text:style-name="T2"/></text:p>
      <text:p text:style-name="P2"><text:span text:style-name="T3">Volunteer Application Form</text:span></text:p>
      <text:p text:style-name="P2"><text:span text:style-name="T4"/></text:p>
      <text:p text:style-name="P2"><text:span text:style-name="T5">Thank you very much for your interest in volunteering with the Blood Pressure UK.<text:s text:c="2"/>We would be grateful if you could fill in this form as fully as possible so that we can find a role that’s right for you.<text:s text:c="2"/>You can either print this form off and post it back, or fill it in on the computer and email it to adam.myers@bloodpressureuk.org</text:span></text:p>
      <text:p text:style-name="P2"><text:span text:style-name="T6"/></text:p>
      <text:p text:style-name="P2"><text:span text:style-name="T7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row table:style-name="TableRow0100">
          <table:table-cell table:style-name="TableCell010000" table:number-columns-spanned="7">
            <text:p text:style-name="P4"><text:span text:style-name="T9">Your details</text:span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101">
          <table:table-cell table:style-name="TableCell010100">
            <text:p text:style-name="P7"><text:span text:style-name="T11">Title</text:span><text:span text:style-name="T12"/></text:p>
          </table:table-cell>
          <table:table-cell table:style-name="TableCell010101" table:number-columns-spanned="6">
            <text:p text:style-name="P8"><text:span text:style-name="T13">Mr</text:span><text:span text:style-name="T1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2">
          <table:table-cell table:style-name="TableCell010200">
            <text:p text:style-name="P10"><text:span text:style-name="T15">First name</text:span><text:span text:style-name="T16"/></text:p>
          </table:table-cell>
          <table:table-cell table:style-name="TableCell010201" table:number-columns-spanned="6">
            <text:p text:style-name="P11"><text:span text:style-name="T17">Gift</text:span><text:span text:style-name="T1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3">
          <table:table-cell table:style-name="TableCell010300">
            <text:p text:style-name="P13"><text:span text:style-name="T19">Last name</text:span><text:span text:style-name="T20"/></text:p>
          </table:table-cell>
          <table:table-cell table:style-name="TableCell010301" table:number-columns-spanned="6">
            <text:p text:style-name="P14"><text:span text:style-name="T21">Adeleye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4">
          <table:table-cell table:style-name="TableCell010400">
            <text:p text:style-name="P16"><text:span text:style-name="T23">Date of birth</text:span><text:span text:style-name="T24"/></text:p>
          </table:table-cell>
          <table:table-cell table:style-name="TableCell010401" table:number-columns-spanned="6">
            <text:p text:style-name="P17"><text:span text:style-name="T25">18/03/2004</text:span><text:span text:style-name="T26">     </text:span><text:span text:style-name="T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5">
          <table:table-cell table:style-name="TableCell010500">
            <text:p text:style-name="P19"><text:span text:style-name="T28">Address</text:span><text:span text:style-name="T29"/></text:p>
          </table:table-cell>
          <table:table-cell table:style-name="TableCell010501" table:number-columns-spanned="6">
            <text:p text:style-name="P20"><text:span text:style-name="T30"> </text:span><text:span text:style-name="T31">London, Newham<text:s/></text:span><text:span text:style-name="T32">Beckton, Albatross close,<text:s/></text:span><text:span text:style-name="T33"/></text:p>
            <text:p text:style-name="P20"><text:span text:style-name="T33"/></text:p>
            <text:p text:style-name="P20"><text:span text:style-name="T33"/></text:p>
            <text:p text:style-name="P20"><text:span text:style-name="T3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6">
          <table:table-cell table:style-name="TableCell010600">
            <text:p text:style-name="P22"><text:span text:style-name="T35">Postcode</text:span><text:span text:style-name="T36"/></text:p>
          </table:table-cell>
          <table:table-cell table:style-name="TableCell010601" table:number-columns-spanned="6">
            <text:p text:style-name="P23"><text:span text:style-name="T37">     </text:span><text:span text:style-name="T38">E6 5NX<text:s/></text:span><text:span text:style-name="T3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7">
          <table:table-cell table:style-name="TableCell010700">
            <text:p text:style-name="P25"><text:span text:style-name="T40">Telephone</text:span><text:span text:style-name="T41"/></text:p>
          </table:table-cell>
          <table:table-cell table:style-name="TableCell010701" table:number-columns-spanned="6">
            <text:p text:style-name="P26"><text:span text:style-name="T42">  </text:span><text:span text:style-name="T43">07307089489</text:span><text:span text:style-name="T44">   </text:span><text:span text:style-name="T4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8">
          <table:table-cell table:style-name="TableCell010800">
            <text:p text:style-name="P28"><text:span text:style-name="T46">Mobile</text:span><text:span text:style-name="T47"/></text:p>
          </table:table-cell>
          <table:table-cell table:style-name="TableCell010801" table:number-columns-spanned="6">
            <text:p text:style-name="P29"><text:span text:style-name="T48">     </text:span><text:span text:style-name="T49">07307089489</text:span><text:span text:style-name="T5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9">
          <table:table-cell table:style-name="TableCell010900">
            <text:p text:style-name="P31"><text:span text:style-name="T51">Email</text:span><text:span text:style-name="T52"/></text:p>
          </table:table-cell>
          <table:table-cell table:style-name="TableCell010901" table:number-columns-spanned="6">
            <text:p text:style-name="P32"><text:span text:style-name="T53">    </text:span><text:span text:style-name="T54">giftayo05@gmail.com</text:span><text:span text:style-name="T55"> </text:span><text:span text:style-name="T5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10">
          <table:table-cell table:style-name="TableCell011000" table:number-columns-spanned="4">
            <text:p text:style-name="P35"><text:span text:style-name="T57">When is the best time to contact you?</text:span><text:span text:style-name="T58"/></text:p>
          </table:table-cell>
          <table:covered-table-cell/>
          <table:covered-table-cell/>
          <table:covered-table-cell/>
          <table:table-cell table:style-name="TableCell011004" table:number-columns-spanned="3">
            <text:p text:style-name="P36"><text:span text:style-name="T59">     </text:span><text:span text:style-name="T60">27/03/2023</text:span><text:span text:style-name="T61"/></text:p>
          </table:table-cell>
          <table:covered-table-cell/>
          <table:covered-table-cell/>
        </table:table-row>
        <table:table-row table:style-name="TableRow0111">
          <table:table-cell table:style-name="TableCell011100" table:number-columns-spanned="7">
            <text:p text:style-name="P39"><text:span text:style-name="T62">Volunteering details</text:span><text:span text:style-name="T6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112">
          <table:table-cell table:style-name="TableCell011200" table:number-columns-spanned="2">
            <text:p text:style-name="P42"><text:span text:style-name="T64">Role applied for (if specified):</text:span><text:span text:style-name="T65"/></text:p>
          </table:table-cell>
          <table:covered-table-cell/>
          <table:table-cell table:style-name="TableCell011202" table:number-columns-spanned="5">
            <text:p text:style-name="P43"><text:span text:style-name="T66"> Voluntary<text:s/></text:span><text:span text:style-name="T67">Community Assistant</text:span><text:span text:style-name="T68"/></text:p>
          </table:table-cell>
          <table:covered-table-cell/>
          <table:covered-table-cell/>
          <table:covered-table-cell/>
          <table:covered-table-cell/>
        </table:table-row>
        <table:table-row table:style-name="TableRow0113">
          <table:table-cell table:style-name="TableCell011300" table:number-columns-spanned="2">
            <text:p text:style-name="P45"><text:span text:style-name="T69">What days/times are you available?</text:span><text:span text:style-name="T70"/></text:p>
          </table:table-cell>
          <table:covered-table-cell/>
          <table:table-cell table:style-name="TableCell011302" table:number-columns-spanned="5">
            <text:p text:style-name="P46"><text:span text:style-name="T71">     </text:span><text:span text:style-name="T72">Thursday - 3pm to 6pm, Friday - 10am to 6pm , Saturday- 10am to 5pm, Sunday - 10am to 5pm.</text:span><text:span text:style-name="T73"/></text:p>
          </table:table-cell>
          <table:covered-table-cell/>
          <table:covered-table-cell/>
          <table:covered-table-cell/>
          <table:covered-table-cell/>
        </table:table-row>
        <table:table-row table:style-name="TableRow0114">
          <table:table-cell table:style-name="TableCell011400" table:number-columns-spanned="2" table:number-rows-spanned="2">
            <text:p text:style-name="P49"><text:span text:style-name="T74">How long would you be available for?</text:span><text:span text:style-name="T75"/></text:p>
          </table:table-cell>
          <table:covered-table-cell/>
          <table:table-cell table:style-name="TableCell011402" table:number-columns-spanned="3">
            <text:p text:style-name="P50"><text:span text:style-name="T76"><text:s/>1-3 months<text:s text:c="8"/></text:span><text:span text:style-name="T77"/></text:p>
          </table:table-cell>
          <table:covered-table-cell/>
          <table:covered-table-cell/>
          <table:table-cell table:style-name="TableCell011405">
            <text:p text:style-name="P50"><text:span text:style-name="T78"><text:s/>3-6 months<text:s text:c="3"/>X<text:s/></text:span><text:span text:style-name="T79"/></text:p>
          </table:table-cell>
          <table:table-cell table:style-name="TableCell011406">
            <text:p text:style-name="P50"><text:span text:style-name="T80"><text:s/>6-12 months<text:s text:c="7"/></text:span><text:span text:style-name="T81"/></text:p>
          </table:table-cell>
        </table:table-row>
        <table:table-row table:style-name="TableRow0115">
          <table:covered-table-cell>
            <text:p text:style-name="P53"><text:span text:style-name="T81"><text:s/></text:span></text:p>
          </table:covered-table-cell>
          <table:covered-table-cell/>
          <table:table-cell table:style-name="TableCell011502" table:number-columns-spanned="3">
            <text:p text:style-name="P54"><text:span text:style-name="T82"><text:s/>Indefinitely<text:s text:c="8"/></text:span><text:span text:style-name="T83"/></text:p>
          </table:table-cell>
          <table:covered-table-cell/>
          <table:covered-table-cell/>
          <table:table-cell table:style-name="TableCell011505">
            <text:p text:style-name="P54"><text:span text:style-name="T84"><text:s/>Not sure</text:span><text:span text:style-name="T85"/></text:p>
          </table:table-cell>
          <table:table-cell table:style-name="TableCell011506">
            <text:p text:style-name="P54"><text:span text:style-name="T86"><text:s/>Other:<text:s/></text:span><text:span text:style-name="T87">     </text:span><text:span text:style-name="T88"/></text:p>
          </table:table-cell>
        </table:table-row>
        <table:table-row table:style-name="TableRow0116">
          <table:table-cell table:style-name="TableCell011600" table:number-columns-spanned="3">
            <text:p text:style-name="P57"><text:span text:style-name="T89">What date would you be able to start?</text:span><text:span text:style-name="T90"/></text:p>
          </table:table-cell>
          <table:covered-table-cell/>
          <table:covered-table-cell/>
          <table:table-cell table:style-name="TableCell011603" table:number-columns-spanned="4">
            <text:p text:style-name="P57"><text:span text:style-name="T91">30/03/2023</text:span><text:span text:style-name="T92">     </text:span><text:span text:style-name="T93"/></text:p>
          </table:table-cell>
          <table:covered-table-cell/>
          <table:covered-table-cell/>
          <table:covered-table-cell/>
        </table:table-row>
        <table:table-row table:style-name="TableRow0117">
          <table:table-cell table:style-name="TableCell011700" table:number-columns-spanned="7">
            <text:p text:style-name="P60"><text:span text:style-name="T94">Please give details of your skills and experience that you think will be useful in this role:</text:span></text:p>
            <text:p text:style-name="P61"><text:span text:style-name="T94"/></text:p>
            <text:p text:style-name="P61"><text:span text:style-name="T95">  </text:span><text:span text:style-name="T96">Being an effective speaker can contribute in helping the local community needs and collect information into suitable reports for better insight into improving health quality.</text:span><text:span text:style-name="T97"/></text:p>
            <text:p text:style-name="P61"><text:span text:style-name="T98"/></text:p>
            <text:p text:style-name="P61"><text:span text:style-name="T98"/></text:p>
            <text:p text:style-name="P61"><text:span text:style-name="T98"/></text:p>
            <text:p text:style-name="P61"><text:span text:style-name="T98"/></text:p>
            <text:p text:style-name="P61"><text:span text:style-name="T98"/></text:p>
            <text:p text:style-name="P61"><text:span text:style-name="T98"/></text:p>
            <text:p text:style-name="P61"><text:span text:style-name="T98"/></text:p>
            <text:p text:style-name="P61"><text:span text:style-name="T98"/></text:p>
            <text:p text:style-name="P61"><text:span text:style-name="T9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span text:style-name="T100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 table:number-columns-spanned="3">
            <text:p text:style-name="P65"><text:span text:style-name="T102">Are there any particular skills you would like to learn or develop in this role?</text:span></text:p>
            <text:p text:style-name="P66"><text:span text:style-name="T102"/></text:p>
            <text:p text:style-name="P66"><text:span text:style-name="T103">     </text:span><text:span text:style-name="T104">Social Networking and Teamwork<text:s/></text:span><text:span text:style-name="T105"/></text:p>
            <text:p text:style-name="P67"><text:span text:style-name="T106"/></text:p>
            <text:p text:style-name="P67"><text:span text:style-name="T106"/></text:p>
            <text:p text:style-name="P67"><text:span text:style-name="T106"/></text:p>
            <text:p text:style-name="P67"><text:span text:style-name="T107"/></text:p>
          </table:table-cell>
          <table:covered-table-cell/>
          <table:covered-table-cell/>
        </table:table-row>
        <table:table-row table:style-name="TableRow0201">
          <table:table-cell table:style-name="TableCell020100" table:number-columns-spanned="3">
            <text:p text:style-name="P70"><text:span text:style-name="T108">What would you like to gain from volunteering?</text:span><text:span text:style-name="T109"/></text:p>
          </table:table-cell>
          <table:covered-table-cell/>
          <table:covered-table-cell/>
        </table:table-row>
        <table:table-row table:style-name="TableRow0202">
          <table:table-cell table:style-name="TableCell020200">
            <text:p text:style-name="P73"><text:span text:style-name="T110"><text:s/>Help others</text:span><text:span text:style-name="T111"/></text:p>
          </table:table-cell>
          <table:table-cell table:style-name="TableCell020201">
            <text:p text:style-name="P73"><text:span text:style-name="T112"><text:s/>Work experience</text:span><text:span text:style-name="T113"/></text:p>
          </table:table-cell>
          <table:table-cell table:style-name="TableCell020202">
            <text:p text:style-name="P73"><text:span text:style-name="T114"><text:s/>Meet people<text:s text:c="3"/>X</text:span><text:span text:style-name="T115"/></text:p>
          </table:table-cell>
        </table:table-row>
        <table:table-row table:style-name="TableRow0203">
          <table:table-cell table:style-name="TableCell020300" table:number-columns-spanned="3">
            <text:p text:style-name="P76"><text:span text:style-name="T116"><text:s/>Other:<text:s/></text:span><text:span text:style-name="T117">     </text:span><text:span text:style-name="T118"/></text:p>
          </table:table-cell>
          <table:covered-table-cell/>
          <table:covered-table-cell/>
        </table:table-row>
      </table:table>
      <text:p text:style-name="P78"><text:span text:style-name="T119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 table:number-columns-spanned="4">
            <text:p text:style-name="P80"><text:span text:style-name="T121">References</text:span><text:span text:style-name="T122"/></text:p>
          </table:table-cell>
          <table:covered-table-cell/>
          <table:covered-table-cell/>
          <table:covered-table-cell/>
        </table:table-row>
        <table:table-row table:style-name="TableRow0301">
          <table:table-cell table:style-name="TableCell030100" table:number-columns-spanned="4">
            <text:p text:style-name="P83"><text:span text:style-name="T123">Please give details of two referees that we can contact.<text:s text:c="2"/>These should be people who have known you for at least two years but who are not related to you.<text:s text:c="2"/>Ideally, at least one should be from your previous employment, education or voluntary role.<text:s/></text:span><text:span text:style-name="T124"/></text:p>
          </table:table-cell>
          <table:covered-table-cell/>
          <table:covered-table-cell/>
          <table:covered-table-cell/>
        </table:table-row>
        <table:table-row table:style-name="TableRow0302">
          <table:table-cell table:style-name="TableCell030200" table:number-columns-spanned="2">
            <text:p text:style-name="P86"><text:span text:style-name="T125">Referee 1</text:span><text:span text:style-name="T126"/></text:p>
          </table:table-cell>
          <table:covered-table-cell/>
          <table:table-cell table:style-name="TableCell030202" table:number-columns-spanned="2">
            <text:p text:style-name="P86"><text:span text:style-name="T127">Referee 2</text:span><text:span text:style-name="T128"/></text:p>
          </table:table-cell>
          <table:covered-table-cell/>
        </table:table-row>
        <table:table-row table:style-name="TableRow0303">
          <table:table-cell table:style-name="TableCell030300">
            <text:p text:style-name="P89"><text:span text:style-name="T129">Name</text:span><text:span text:style-name="T130"/></text:p>
          </table:table-cell>
          <table:table-cell table:style-name="TableCell030301">
            <text:p text:style-name="P89"><text:span text:style-name="T131">     </text:span><text:span text:style-name="T132">Ahsan Uddin</text:span><text:span text:style-name="T133"/></text:p>
          </table:table-cell>
          <table:table-cell table:style-name="TableCell030302">
            <text:p text:style-name="P89"><text:span text:style-name="T134">Name</text:span><text:span text:style-name="T135"/></text:p>
          </table:table-cell>
          <table:table-cell table:style-name="TableCell030303">
            <text:p text:style-name="P89"><text:span text:style-name="T136"> Amanda Heary    </text:span><text:span text:style-name="T137"/></text:p>
          </table:table-cell>
        </table:table-row>
        <table:table-row table:style-name="TableRow0304">
          <table:table-cell table:style-name="TableCell030400">
            <text:p text:style-name="P91"><text:span text:style-name="T138">Address</text:span><text:span text:style-name="T139"/></text:p>
          </table:table-cell>
          <table:table-cell table:style-name="TableCell030401">
            <text:p text:style-name="P91"><text:span text:style-name="T140">   </text:span><text:span text:style-name="T141">New City College Tower hamlets poplar</text:span><text:span text:style-name="T142"/></text:p>
            <text:p text:style-name="P91"><text:span text:style-name="T143">ahsan.uddin@ncclondon.ac.uk</text:span></text:p>
            <text:p text:style-name="P91"><text:span text:style-name="T143"/></text:p>
            <text:p text:style-name="P91"><text:span text:style-name="T143"/></text:p>
            <text:p text:style-name="P91"><text:span text:style-name="T144"/></text:p>
          </table:table-cell>
          <table:table-cell table:style-name="TableCell030402">
            <text:p text:style-name="P91"><text:span text:style-name="T145">Address</text:span><text:span text:style-name="T146"/></text:p>
          </table:table-cell>
          <table:table-cell table:style-name="TableCell030403">
            <text:p text:style-name="P92"><text:span text:style-name="T147"> </text:span><text:span text:style-name="T148">New City College Tower hamlets poplar</text:span></text:p>
            <text:p text:style-name="P92"><text:span text:style-name="T148">amanda.heary@ncclondon.ac.uk</text:span><text:span text:style-name="T149"/></text:p>
            <text:p text:style-name="P93"><text:span text:style-name="T150"> </text:span><text:span text:style-name="T151"/></text:p>
          </table:table-cell>
        </table:table-row>
        <table:table-row table:style-name="TableRow0305">
          <table:table-cell table:style-name="TableCell030500">
            <text:p text:style-name="P95"><text:span text:style-name="T152">Phone</text:span><text:span text:style-name="T153"/></text:p>
          </table:table-cell>
          <table:table-cell table:style-name="TableCell030501">
            <text:p text:style-name="P95"><text:span text:style-name="T154">     107757</text:span><text:span text:style-name="T155"/></text:p>
          </table:table-cell>
          <table:table-cell table:style-name="TableCell030502">
            <text:p text:style-name="P95"><text:span text:style-name="T156">Phone</text:span><text:span text:style-name="T157"/></text:p>
          </table:table-cell>
          <table:table-cell table:style-name="TableCell030503">
            <text:p text:style-name="P95"><text:span text:style-name="T158">    07485 313 741 </text:span><text:span text:style-name="T159"/></text:p>
          </table:table-cell>
        </table:table-row>
        <table:table-row table:style-name="TableRow0306">
          <table:table-cell table:style-name="TableCell030600" table:number-columns-spanned="2">
            <text:p text:style-name="P98"><text:span text:style-name="T160">In what capacity do you know them?</text:span></text:p>
            <text:p text:style-name="P98"><text:span text:style-name="T160">Im acquainted as a student of his</text:span></text:p>
            <text:p text:style-name="P98"><text:span text:style-name="T161">     </text:span><text:span text:style-name="T162"/></text:p>
          </table:table-cell>
          <table:covered-table-cell/>
          <table:table-cell table:style-name="TableCell030602" table:number-columns-spanned="2">
            <text:p text:style-name="P98"><text:span text:style-name="T163">In what capacity do you know them?</text:span></text:p>
            <text:p text:style-name="P98"><text:span text:style-name="T163">College supervisor for personal meetings</text:span></text:p>
            <text:p text:style-name="P98"><text:span text:style-name="T164">     </text:span><text:span text:style-name="T165"/></text:p>
          </table:table-cell>
          <table:covered-table-cell/>
        </table:table-row>
      </table:table>
      <text:p text:style-name="P100"><text:span text:style-name="T166"/></text:p>
      <table:table table:style-name="Table04">
        <table:table-column table:style-name="TableColumn0400"/>
        <table:table-column table:style-name="TableColumn0401"/>
        <table:table-column table:style-name="TableColumn0402"/>
        <table:table-row table:style-name="TableRow0400">
          <table:table-cell table:style-name="TableCell040000">
            <text:p text:style-name="P102"><text:span text:style-name="T168">Do you consider yourself to have a disability or impairment?</text:span><text:span text:style-name="T169"/></text:p>
          </table:table-cell>
          <table:table-cell table:style-name="TableCell040001">
            <text:p text:style-name="P102"><text:span text:style-name="T170"><text:s/>Yes<text:s text:c="9"/>No<text:s text:c="2"/>X</text:span><text:span text:style-name="T171"/></text:p>
          </table:table-cell>
        </table:table-row>
        <table:table-row table:style-name="TableRow0401">
          <table:table-cell table:style-name="TableCell040100" table:number-columns-spanned="3">
            <text:p text:style-name="P105"><text:span text:style-name="T172">If yes, please state:<text:s/></text:span><text:span text:style-name="T173">     </text:span><text:span text:style-name="T174"/></text:p>
          </table:table-cell>
          <table:covered-table-cell/>
          <table:covered-table-cell/>
        </table:table-row>
        <table:table-row table:style-name="TableRow0402">
          <table:table-cell table:style-name="TableCell040200" table:number-columns-spanned="3">
            <text:p text:style-name="P108"><text:span text:style-name="T175">Do you have any particular needs in relation your disability/impairment?<text:s text:c="2"/>If yes, please give details:<text:s/></text:span><text:span text:style-name="T176">     </text:span><text:span text:style-name="T177"/></text:p>
            <text:p text:style-name="P108"><text:span text:style-name="T178"/></text:p>
            <text:p text:style-name="P108"><text:span text:style-name="T179"/></text:p>
          </table:table-cell>
          <table:covered-table-cell/>
          <table:covered-table-cell/>
        </table:table-row>
      </table:table>
      <text:p text:style-name="P110"><text:span text:style-name="T180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 table:number-columns-spanned="2">
            <text:p text:style-name="P112"><text:span text:style-name="T182">Data protection and signature</text:span><text:span text:style-name="T183"/></text:p>
          </table:table-cell>
          <table:covered-table-cell/>
        </table:table-row>
        <table:table-row table:style-name="TableRow0501">
          <table:table-cell table:style-name="TableCell050100" table:number-columns-spanned="2">
            <text:p text:style-name="P115"><text:span text:style-name="T184">I am happy that the information given above may be held on file/transferred to computerised database for the purposes of volunteering for the Blood Pressure UK.</text:span><text:span text:style-name="T185"/></text:p>
          </table:table-cell>
          <table:covered-table-cell/>
        </table:table-row>
        <table:table-row table:style-name="TableRow0502">
          <table:table-cell table:style-name="TableCell050200">
            <text:p text:style-name="P118"><text:span text:style-name="T186">Signed:<text:s/></text:span><text:span text:style-name="T187">     </text:span><text:span text:style-name="T188">Gift Ayo</text:span><text:span text:style-name="T189"/></text:p>
          </table:table-cell>
          <table:table-cell table:style-name="TableCell050201">
            <text:p text:style-name="P118"><text:span text:style-name="T190">Date:<text:s/></text:span><text:span text:style-name="T191">    </text:span><text:span text:style-name="T192">26/03/2023</text:span><text:span text:style-name="T193"> </text:span><text:span text:style-name="T194"/></text:p>
          </table:table-cell>
        </table:table-row>
        <table:table-row table:style-name="TableRow0503">
          <table:table-cell table:style-name="TableCell050300" table:number-columns-spanned="2">
            <text:p text:style-name="P121"><text:span text:style-name="T195">Thank you for taking the time to complete this form. Please return this form to:</text:span></text:p>
            <text:p text:style-name="P122"><text:span text:style-name="T195">Blood Pressure UK, Wolfson Institute, Charterhouse Square, London, EC1M 6BQ</text:span></text:p>
            <text:p text:style-name="P123"><text:span text:style-name="T195">Tel: (020) 7882 6255, Fax: (020) 7882 6270, Web:<text:s/></text:span><text:a xlink:href="http://www.bloodpressureuk.org"><text:span text:style-name="T196">www.bloodpressureuk.org</text:span></text:a><text:span text:style-name="T197"/></text:p>
            <text:p text:style-name="P123"><text:span text:style-name="T197"/></text:p>
            <text:p text:style-name="P124"><text:span text:style-name="T198">Registered charity number: 1058944</text:span><text:span text:style-name="T199"/></text:p>
          </table:table-cell>
          <table:covered-table-cell/>
        </table:table-row>
      </table:table>
      <text:p text:style-name="P126"><text:span text:style-name="T2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